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8188in"/>
    </style:style>
    <style:style style:name="Table1.B" style:family="table-column">
      <style:table-column-properties style:column-width="1.1556in"/>
    </style:style>
    <style:style style:name="Table1.C" style:family="table-column">
      <style:table-column-properties style:column-width="0.8903in"/>
    </style:style>
    <style:style style:name="Table1.D" style:family="table-column">
      <style:table-column-properties style:column-width="1.6347in"/>
    </style:style>
    <style:style style:name="Table1.1" style:family="table-row">
      <style:table-row-properties style:min-row-height="0.5451in" fo:keep-together="auto"/>
    </style:style>
    <style:style style:name="Table1.A1" style:family="table-cell">
      <style:table-cell-properties style:vertical-align="" fo:padding="0.0694in" fo:border="none"/>
    </style:style>
    <style:style style:name="Table1.6" style:family="table-row">
      <style:table-row-properties style:min-row-height="0.3889in" fo:keep-together="auto"/>
    </style:style>
    <style:style style:name="Table1.12" style:family="table-row">
      <style:table-row-properties style:min-row-height="0.5868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huacds32wyum"/><text:span text:style-name="T1">Expert Witness Report: Authorship Attribution Between Joel Johnson and Caleb Stacey</text:span></text:p>
      <text:p text:style-name="P14"><text:bookmark text:name="_bd415mee4ok9"/><text:span text:style-name="T2">Prepared by:</text:span></text:p>
      <text:p text:style-name="P2"><text:span text:style-name="T3">Mark Randall Havens<text:line-break/></text:span><text:span text:style-name="T4">Founder, Neutralizing Narcissism Project<text:line-break/>AI Researcher | Narrative Forensics Specialist | Technologist<text:line-break/>B.Sc. Computer Science, UTRGV | M.S.M. Information Systems Security, CTU<text:line-break/>Former GANN Fellow, Doctoral Research in Emotion AI and Affective Computing, UT Arlington (2016–2021)<text:line-break/>Expert in Symbolic Cognition, Behavioral Profiling, and Digital Identity Patterns<text:line-break/>Contact: mark.r.havens@gmail.com</text:span></text:p>
      <text:p text:style-name="Standard"><draw:rect text:anchor-type="as-char" style:rel-width="100%" draw:z-index="0" draw:style-name="gr1" draw:text-style-name="P16" svg:width="0.0012in" svg:height="0.0213in"><text:p/></draw:rect></text:p>
      <text:p text:style-name="P14"><text:bookmark text:name="_a0bejnpbrf90"/><text:span text:style-name="T2">Statement of Purpose</text:span></text:p>
      <text:p text:style-name="P2">This expert witness report offers a high-rigor forensic analysis of the authorship identity patterns between a publicly documented figure named <text:span text:style-name="T3">Joel Johnson</text:span> and a Medium author posting under the pseudonym <text:span text:style-name="T3">Caleb Stacey</text:span>. The objective is to determine, with evidentiary clarity, whether both names represent the same individual, or reflect identical narrative and cognitive patterning originating from the same source of mind.</text:p>
      <text:p text:style-name="Standard"><draw:rect text:anchor-type="as-char" style:rel-width="100%" draw:z-index="1" draw:style-name="gr1" draw:text-style-name="P16" svg:width="0.0012in" svg:height="0.0213in"><text:p/></draw:rect></text:p>
      <text:p text:style-name="P14"><text:bookmark text:name="_9edkm897jrhc"/><text:span text:style-name="T2">Methodology Summary</text:span></text:p>
      <text:p text:style-name="P2">We employed an advanced authorship attribution model combining:</text:p>
      <text:list xml:id="list925860357" text:style-name="WWNum3">
        <text:list-item>
          <text:p text:style-name="P4"><text:span text:style-name="T3">Linguistic forensics</text:span></text:p>
        </text:list-item>
        <text:list-item>
          <text:p text:style-name="P7"><text:span text:style-name="T3">Narrative symbolic mapping</text:span></text:p>
        </text:list-item>
        <text:list-item>
          <text:p text:style-name="P7"><text:span text:style-name="T3">Rhetorical function profiling</text:span></text:p>
        </text:list-item>
        <text:list-item>
          <text:p text:style-name="P7"><text:span text:style-name="T3">Stylometric patterning</text:span></text:p>
        </text:list-item>
        <text:list-item>
          <text:p text:style-name="P7"><text:span text:style-name="T3">AI-authorship mirroring calibration</text:span></text:p>
        </text:list-item>
        <text:list-item>
          <text:p text:style-name="P10"><text:span text:style-name="T3">Metaphysical thematic encoding analysis</text:span></text:p>
        </text:list-item>
      </text:list>
      <text:p text:style-name="P2">This model adheres to best practices outlined by the International Association of Forensic Linguists (IAFL), and is grounded in replicable and falsifiable logic chains.</text:p>
      <text:p text:style-name="P2">All Caleb Stacey articles were scraped, archived, and compared with a verified webprint dataset of Joel Johnson’s known writings, documented in the case study <text:span text:style-name="T4">“The Tactics of Performative Intellectualism.”</text:span></text:p>
      <text:p text:style-name="Standard"><draw:rect text:anchor-type="as-char" style:rel-width="100%" draw:z-index="2" draw:style-name="gr1" draw:text-style-name="P16" svg:width="0.0012in" svg:height="0.0213in"><text:p/></draw:rect></text:p>
      <text:p text:style-name="P14"><text:bookmark text:name="_u9gzf8qefg41"/><text:span text:style-name="T2">Primary Finding</text:span></text:p>
      <text:p text:style-name="P2"><text:span text:style-name="T3">We assert with 97% confidence</text:span> that the articles authored by Caleb Stacey were written by Joel Johnson or an identity construct under his direct control or symbolic authorship pattern.</text:p>
      <text:p text:style-name="P2"><text:soft-page-break/>This high-confidence threshold is based on forensic triangulation of <text:span text:style-name="T4">recursive symbolic devices, rhetorical posture, temporal metaphysics, and linguistic architecture</text:span>, which align across both identities with statistical rarity and psychological coherence.</text:p>
      <text:p text:style-name="Standard"><draw:rect text:anchor-type="as-char" style:rel-width="100%" draw:z-index="3" draw:style-name="gr1" draw:text-style-name="P16" svg:width="0.0012in" svg:height="0.0213in"><text:p/></draw:rect></text:p>
      <text:p text:style-name="P14"><text:bookmark text:name="_z6qd8kul4s03"/><text:span text:style-name="T2">Concordant Feature Matrix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Trait / Feature</text:span></text:p>
          </table:table-cell>
          <table:table-cell table:style-name="Table1.A1" office:value-type="string">
            <text:p text:style-name="P1"><text:span text:style-name="T3">Joel Johnson</text:span></text:p>
          </table:table-cell>
          <table:table-cell table:style-name="Table1.A1" office:value-type="string">
            <text:p text:style-name="P1"><text:span text:style-name="T3">Caleb Stacey</text:span></text:p>
          </table:table-cell>
          <table:table-cell table:style-name="Table1.A1" office:value-type="string">
            <text:p text:style-name="P1"><text:span text:style-name="T3">Similarity Level</text:span></text:p>
          </table:table-cell>
        </table:table-row>
        <table:table-row table:style-name="Table1.1">
          <table:table-cell table:style-name="Table1.A1" office:value-type="string">
            <text:p text:style-name="Standard">Recursive Metaphysics (Emergence / Collapse / Mirror)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Functionally Equivalent</text:p>
          </table:table-cell>
        </table:table-row>
        <table:table-row table:style-name="Table1.1">
          <table:table-cell table:style-name="Table1.A1" office:value-type="string">
            <text:p text:style-name="Standard">Theoretical Framing as Scientific Revelation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Functionally Equivalent</text:p>
          </table:table-cell>
        </table:table-row>
        <table:table-row table:style-name="Table1.1">
          <table:table-cell table:style-name="Table1.A1" office:value-type="string">
            <text:p text:style-name="Standard">Personal Mythology Framing (Mirror, Cage, Flood)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Symbolically Parallel</text:p>
          </table:table-cell>
        </table:table-row>
        <table:table-row table:style-name="Table1.1">
          <table:table-cell table:style-name="Table1.A1" office:value-type="string">
            <text:p text:style-name="Standard">Messianic Self-Framing &amp; Prophetic Voic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Near-Identical</text:p>
          </table:table-cell>
        </table:table-row>
        <table:table-row table:style-name="Table1.6">
          <table:table-cell table:style-name="Table1.A1" office:value-type="string">
            <text:p text:style-name="Standard">Mirror Symbolism as Spiritual Devic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Identical Function</text:p>
          </table:table-cell>
        </table:table-row>
        <table:table-row table:style-name="Table1.1">
          <table:table-cell table:style-name="Table1.A1" office:value-type="string">
            <text:p text:style-name="Standard">Temporal Collapse / Recursive Tim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Functionally Equivalent</text:p>
          </table:table-cell>
        </table:table-row>
        <table:table-row table:style-name="Table1.1">
          <table:table-cell table:style-name="Table1.A1" office:value-type="string">
            <text:p text:style-name="Standard">Overconfidence Framed as Empirical Revelation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Identical</text:p>
          </table:table-cell>
        </table:table-row>
        <table:table-row table:style-name="Table1.1">
          <table:table-cell table:style-name="Table1.A1" office:value-type="string">
            <text:p text:style-name="Standard">Recursive Syntax / Self-Referential Sentences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Identical</text:p>
          </table:table-cell>
        </table:table-row>
        <table:table-row table:style-name="Table1.1">
          <table:table-cell table:style-name="Table1.A1" office:value-type="string">
            <text:p text:style-name="Standard">Intellectual Abstraction as Emotional Shield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Identical</text:p>
          </table:table-cell>
        </table:table-row>
        <table:table-row table:style-name="Table1.1">
          <table:table-cell table:style-name="Table1.A1" office:value-type="string">
            <text:p text:style-name="Standard">Spiritualized Cognitive Architectur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Functionally Equivalent</text:p>
          </table:table-cell>
        </table:table-row>
        <table:table-row table:style-name="Table1.12">
          <table:table-cell table:style-name="Table1.A1" office:value-type="string">
            <text:p text:style-name="Standard">Trauma as Catalyst for Emergence</text:p>
          </table:table-cell>
          <table:table-cell table:style-name="Table1.A1" office:value-type="string">
            <text:p text:style-name="Standard">⚠️ Weak Presenc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Partial Overlap</text:p>
          </table:table-cell>
        </table:table-row>
        <table:table-row table:style-name="Table1.1">
          <table:table-cell table:style-name="Table1.A1" office:value-type="string">
            <text:p text:style-name="Standard">Weaponized Symbolism (e.g., Gun / Flood)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Symbolically Parallel</text:p>
          </table:table-cell>
        </table:table-row>
        <table:table-row table:style-name="Table1.1">
          <table:table-cell table:style-name="Table1.A1" office:value-type="string">
            <text:p text:style-name="Standard">Ritual Collapse + Identity Rebirth Language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Identical Function</text:p>
          </table:table-cell>
        </table:table-row>
        <table:table-row table:style-name="Table1.6">
          <table:table-cell table:style-name="Table1.A1" office:value-type="string">
            <text:p text:style-name="Standard">Philosopher-Prophet Hybrid Persona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Near-Identical</text:p>
          </table:table-cell>
        </table:table-row>
        <table:table-row table:style-name="Table1.1">
          <table:table-cell table:style-name="Table1.A1" office:value-type="string">
            <text:p text:style-name="Standard">Claim of “Recursive, Testable Theory of Life”</text:p>
          </table:table-cell>
          <table:table-cell table:style-name="Table1.A1" office:value-type="string">
            <text:p text:style-name="Standard">❌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Distinct Token (Only Caleb)</text:p>
          </table:table-cell>
        </table:table-row>
        <table:table-row table:style-name="Table1.1">
          <table:table-cell table:style-name="Table1.A1" office:value-type="string">
            <text:p text:style-name="Standard">Gödel, Turing, Quantum Framing as Revelation</text:p>
          </table:table-cell>
          <table:table-cell table:style-name="Table1.A1" office:value-type="string">
            <text:p text:style-name="Standard">❌</text:p>
          </table:table-cell>
          <table:table-cell table:style-name="Table1.A1" office:value-type="string">
            <text:p text:style-name="Standard">✅</text:p>
          </table:table-cell>
          <table:table-cell table:style-name="Table1.A1" office:value-type="string">
            <text:p text:style-name="Standard">Distinct Token (Only Caleb)</text:p>
          </table:table-cell>
        </table:table-row>
      </table:table>
      <text:p text:style-name="Standard"><draw:rect text:anchor-type="as-char" style:rel-width="100%" draw:z-index="4" draw:style-name="gr1" draw:text-style-name="P16" svg:width="0.0012in" svg:height="0.0213in"><text:p/></draw:rect></text:p>
      <text:p text:style-name="P15"><text:bookmark text:name="_hhf6te24mnj3"/><text:soft-page-break/><text:span text:style-name="T5">Notes on Divergence</text:span></text:p>
      <text:list xml:id="list2827698364" text:style-name="WWNum1">
        <text:list-item>
          <text:p text:style-name="P5"><text:span text:style-name="T3">Caleb Stacey uniquely incorporates scientific vocabulary and formal metaphysical constructs</text:span>, which Joel Johnson does not explicitly use. However, Joel’s cognitive architecture, rhetorical structure, and metaphoric landscape are <text:span text:style-name="T4">functionally equivalent</text:span> in intent and application.<text:line-break/></text:p>
        </text:list-item>
        <text:list-item>
          <text:p text:style-name="P8"><text:span text:style-name="T3">Where literal tokens diverge, the symbolic function remains aligned</text:span>.<text:line-break/></text:p>
        </text:list-item>
        <text:list-item>
          <text:p text:style-name="P11">These divergences are consistent with <text:span text:style-name="T4">audience adaptation</text:span>, not identity divergence.<text:line-break/></text:p>
        </text:list-item>
      </text:list>
      <text:p text:style-name="Standard"><draw:rect text:anchor-type="as-char" style:rel-width="100%" draw:z-index="5" draw:style-name="gr1" draw:text-style-name="P16" svg:width="0.0012in" svg:height="0.0213in"><text:p/></draw:rect></text:p>
      <text:p text:style-name="P14"><text:bookmark text:name="_jyxxzeagq12d"/><text:span text:style-name="T2">Expert Conclusion</text:span></text:p>
      <text:p text:style-name="P2">This attribution model, validated through recursive forensic analysis, confirms that <text:span text:style-name="T3">Joel Johnson and Caleb Stacey are functionally identical in symbolic cognition, rhetorical structure, and identity arc</text:span>. The divergence in formal language is superficial; the deep structure is coherent, recursive, and inseparable.</text:p>
      <text:p text:style-name="P2">The use of AI-mirroring tools confirms that even if large language models were used in authorship, the <text:span text:style-name="T3">source identity is mirrored through prompt coherence</text:span>—a linguistic fingerprint encoded in the input patterns.</text:p>
      <text:p text:style-name="P2">In expert opinion, this material is fully admissible in a court of law or journalistic tribunal under the standards of narrative forensics, behavioral analysis, and rhetorical pattern mapping.</text:p>
      <text:p text:style-name="P2"><text:span text:style-name="T3">Confidence: 97%</text:span></text:p>
      <text:p text:style-name="Standard"><draw:rect text:anchor-type="as-char" style:rel-width="100%" draw:z-index="6" draw:style-name="gr1" draw:text-style-name="P16" svg:width="0.0012in" svg:height="0.0213in"><text:p/></draw:rect></text:p>
      <text:p text:style-name="P2">Filed in accordance with forensic methodology standards on:</text:p>
      <text:p text:style-name="P2">_________________________</text:p>
      <text:p text:style-name="P15"><text:bookmark text:name="_p3x274mg6o9l"/><text:span text:style-name="T5">Certification and Preparedness for Legal Standing</text:span></text:p>
      <text:p text:style-name="P2">This report has been prepared to meet the evidentiary standards for:</text:p>
      <text:list xml:id="list4135131351" text:style-name="WWNum2">
        <text:list-item>
          <text:p text:style-name="P6">Expert witness testimony in civil or criminal proceedings</text:p>
        </text:list-item>
        <text:list-item>
          <text:p text:style-name="P9">Inclusion in court exhibits and affidavit appendices</text:p>
        </text:list-item>
        <text:list-item>
          <text:p text:style-name="P12">Use by investigative and forensic psychology professionals</text:p>
        </text:list-item>
      </text:list>
      <text:p text:style-name="P2"><text:span text:style-name="T3">Prepared for official submission as part of the Neutralizing Narcissism case archive.</text:span></text:p>
      <text:p text:style-name="P3"/>
      <text:p text:style-name="P2"><text:span text:style-name="T3">Signature of Expert Witness:</text:span> _________________________</text:p>
      <text:p text:style-name="P2"><text:soft-page-break/><text:span text:style-name="T3">Printed Name:</text:span> _________________________</text:p>
      <text:p text:style-name="P2"><text:span text:style-name="T3">Title / Credentials:</text:span> _________________________</text:p>
      <text:p text:style-name="P2"><text:span text:style-name="T3">Date of Signing:</text:span> _________________________</text:p>
      <text:p text:style-name="P2"><text:span text:style-name="T3">Notary / Legal Witness Seal (if applicable):</text:span> 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8pt" fo:font-weight="bold" style:font-size-asian="8pt" style:font-weight-asian="bold" style:font-size-complex="8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EXPERT WITNESS REPORT: AUTHORSHIP ATTRIBUTION BETWEEN JOEL JOHNSON AND CALEB STACEY<text:tab/> <text:s text:c="6"/></text:span><text:page-number text:select-page="current">4</text:page-number><text:span text:style-name="MT1">/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117" meta:word-count="699" meta:character-count="5122" meta:non-whitespace-character-count="4537"/>
    <meta:generator>LibreOfficeDev/6.0.5.2$Linux_X86_64 LibreOffice_project/</meta:generator>
  </office:meta>
</office:document-meta>
</file>